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Interview Transcript</text:p>
      <text:p text:style-name="Normal">Struggles include:<text:s/>Cerebral Palsy &amp; Learning Difficulties</text:p>
      <text:p text:style-name="Normal"/>
      <text:p text:style-name="Normal">Interviewer: This interview is about virtual coaching, self-employment and working from home support services and I am going to ask you about your needs and perspectives.<text:s/></text:p>
      <text:p text:style-name="Normal">Interviewer:<text:s/>The first question I have is what help would you find most beneficial when looking for a job.</text:p>
      <text:p text:style-name="Normal">Participant: The things I will find useful, is if someone could tell me where to go and what type of setting, to give me a kind of introduction to ease me within<text:s/>a job</text:p>
      <text:p text:style-name="Normal">Interviewer:<text:s/>Okay, have you had a<text:s/>previous job<text:s/>and where there any things you struggled with or found easy to do</text:p>
      <text:p text:style-name="Normal">Participant:<text:s/>I haven’t had a proper job, but I have been<text:s/>paid<text:s/>for doing dance and training and being a dance leadership and being paid to perform but not like a proper job like working in retail and stuff like that, I<text:s/>haven’t had<text:s/>those experience because I find it is not beneficial for me and I feel like I need a job where I am going to move around and be active whether it<text:s/>is<text:s/>going<text:s/>to involve something that I can be active in and not waiting and standing about.</text:p>
      <text:p text:style-name="Normal">Interviewer:<text:s/>Okay so when you say introduction are there any<text:s/>features<text:s/>you would find really useful,<text:s/>like interviewing skills, networking, cv and what type of job would you<text:s/>like<text:s/>to do</text:p>
      <text:p text:style-name="Normal">Participant:<text:s/>My dream job is to be a mayor for special needs people within the country because I feel like<text:s/>I’ve<text:s/>done the most advocating,<text:s/>I’ve<text:s/>been<text:s/>around,<text:s/>and I know how to adapt myself to society for mainstream and special<text:s/>needs,<text:s/>so I have that facility to access people and help to empower people</text:p>
      <text:p text:style-name="Normal">Participant:<text:s/>What I would<text:s/>probably<text:s/>need support in would probably be like connections because it is hard in the mainstream society because not a lot of<text:s/>people<text:s/>give you chances or a voice or platform so that is the difficulty<text:s/></text:p>
      <text:p text:style-name="Normal">Interviewer:<text:s/>So if you were going to get the support would you rather it be done virtually or face to face</text:p>
      <text:p text:style-name="Normal">Participant:<text:s/>prefer face to face because it is like building the relationship with a person you don’t know because, you start<text:s/>building<text:s/>that<text:s/>foundation<text:s/>because it might be a person you never knew<text:s/>from a<text:s/>different lifestyle or with a different<text:s/>story<text:s/>and it might even become your best friend, so I<text:s/>feel<text:s/>face to face contact might be<text:s/>useful.<text:s/>Yeah,<text:s/>cause if we are distanced then virtually is okay.<text:s/>Face to face is easier because being on zoom or virtually it is difficult for me to pay attention at times, I get bored if it’s not interesting, like face to face is better because your able to talk to people</text:p>
      <text:p text:style-name="Normal">Interviewer:<text:s/>Another question I have is on self-employment have you ever considered being self-employed, I know you said about being a mayor for young people</text:p>
      <text:p text:style-name="Normal">Participant:<text:s/>Something involving music, dance and performing arts other than advocating, because those are the<text:s/>fields,<text:s/>I know the best for me to articulate myself and the ways I’m more comfortable<text:s/></text:p>
      <text:p text:style-name="Normal">Interviewer:<text:s/>Okay so with music and arts, if you were given the chance to be self-employed in music and arts what would that look like for you and what help would you find most beneficial for that.</text:p>
      <text:p text:style-name="Normal">Participant:<text:s/>the way I see it like growing up I’ve always used to be frustrated about my<text:s/>disability<text:s/>and like so angry so dance and music has helped me express myself and articulate my<text:s/>frustration<text:s/>and<text:s/>anger, so probably in my ideal<text:s/>world<text:s/>just<text:s/>empowering<text:s/>people<text:s/>and given them a platform and voice for hope and<text:s/>belief<text:s/>because someone gave me that and God has just given me a light to share with people<text:s/></text:p>
      <text:p text:style-name="Normal">Interviewer:<text:s/>Okay with<text:s/>self-employment<text:s/>with music and art what type<text:s/>of<text:s/>support would you need to help you<text:s/>in<text:s/>entering<text:s/>that field<text:s/></text:p>
      <text:p text:style-name="Normal">Participant:<text:s/>Spreading awareness and finding people that<text:s/>could help me find different<text:s/>opportunities</text:p>
      <text:p text:style-name="Normal">Interviewer:<text:s/>Okay so if you were working from home what support services would be useful for you or for someone else<text:s/></text:p>
      <text:p text:style-name="Normal">Participant:<text:s/>Clarification of every detail,<text:s/>the<text:s/>person<text:s/>employing them has to be<text:s/>able<text:s/>to be flexible and be<text:s/>able<text:s/>to adapt to the persons needs and find out the best way to support them<text:s/>because<text:s/>that is very important, because <text:s/>a lot of people freak out when it come to special needs but<text:s/>it<text:s/>is<text:s/>easy<text:s/>it’s<text:s/>just about relating to<text:s/>them<text:s/>and talking to them and making sure they understand what<text:s/>they<text:s/>are<text:s/>doing and step by step</text:p>
      <text:p text:style-name="Normal">Participant:<text:s/>Letting them know if anything changes because I know it freaks a lot people out and when they are having to know last minute that something has been changed and also given them all of the information and making sure that they are able<text:s/>to understand<text:s/>what they are doing and just being patient with<text:s/>them<text:s/>and going step by step with them</text:p>
      <text:p text:style-name="Normal">Interviewer:<text:s/>Thank you that was the last question, is there<text:s/>anything<text:s/>else you<text:s/>would<text:s/>like to add on<text:s/>employment</text:p>
      <text:p text:style-name="Normal">Participant:<text:s/>No,<text:s/>I think we covered it all<text:s/></text:p>
      <text:p text:style-name="Normal">Interviewer:<text:s/>Okay<text:s/>thank you<text:s/>for participating in this, it has been very useful</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sther Agoro</meta:initial-creator>
    <dc:creator>Esther Agoro</dc:creator>
    <meta:creation-date>2021-11-13T12:46:00Z</meta:creation-date>
    <dc:date>2021-11-13T12:52:00Z</dc:date>
    <meta:template xlink:href="Normal" xlink:type="simple"/>
    <meta:editing-cycles>3</meta:editing-cycles>
    <meta:editing-duration>PT600S</meta:editing-duration>
    <meta:document-statistic meta:page-count="1" meta:paragraph-count="9" meta:word-count="720" meta:character-count="4821" meta:row-count="34" meta:non-whitespace-character-count="4110"/>
  </office:meta>
</office:document-meta>
</file>